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4pt" fo:language="zxx" fo:country="none" fo:font-weight="bold" officeooo:rsid="000d1cb9" officeooo:paragraph-rsid="000d1cb9" style:language-asian="zxx" style:country-asian="none" style:font-weight-asian="bold" style:language-complex="zxx" style:country-complex="none" style:font-weight-complex="bold"/>
    </style:style>
    <style:style style:name="P2" style:family="paragraph" style:parent-style-name="Standard">
      <style:text-properties fo:font-size="14pt" fo:language="zxx" fo:country="none" fo:font-weight="normal" officeooo:rsid="000d1cb9" officeooo:paragraph-rsid="000d1cb9" style:language-asian="zxx" style:country-asian="none" style:font-weight-asian="normal" style:language-complex="zxx" style:country-complex="none" style:font-weight-complex="normal"/>
    </style:style>
    <style:style style:name="P3" style:family="paragraph" style:parent-style-name="Standard">
      <style:text-properties fo:font-size="14pt" fo:language="zxx" fo:country="none" fo:font-style="italic" style:text-underline-style="solid" style:text-underline-width="auto" style:text-underline-color="font-color" fo:font-weight="normal" officeooo:rsid="000d1cb9" officeooo:paragraph-rsid="000d1cb9" style:language-asian="zxx" style:country-asian="none" style:font-style-asian="italic" style:font-weight-asian="normal" style:language-complex="zxx" style:country-complex="none" style:font-style-complex="italic" style:font-weight-complex="normal"/>
    </style:style>
    <style:style style:name="P4" style:family="paragraph" style:parent-style-name="Standard">
      <style:paragraph-properties fo:text-align="center" style:justify-single-word="false"/>
      <style:text-properties fo:font-size="16pt" fo:language="zxx" fo:country="none" fo:font-weight="bold" officeooo:rsid="000d1cb9" officeooo:paragraph-rsid="000d1cb9" style:language-asian="zxx" style:country-asian="none" style:font-weight-asian="bold" style:language-complex="zxx" style:country-complex="none" style:font-weight-complex="bold"/>
    </style:style>
    <style:style style:name="P5" style:family="paragraph" style:parent-style-name="Standard" style:list-style-name="L1">
      <style:text-properties fo:font-size="14pt" fo:language="zxx" fo:country="none" officeooo:rsid="000d1cb9" officeooo:paragraph-rsid="000d1cb9" style:language-asian="zxx" style:country-asian="none" style:language-complex="zxx" style:country-complex="none"/>
    </style:style>
    <style:style style:name="P6" style:family="paragraph" style:parent-style-name="Standard" style:list-style-name="L2">
      <style:text-properties fo:font-size="14pt" fo:language="zxx" fo:country="none" fo:font-weight="normal" officeooo:rsid="000d1cb9" officeooo:paragraph-rsid="000d1cb9" style:language-asian="zxx" style:country-asian="none" style:font-weight-asian="normal" style:language-complex="zxx" style:country-complex="none" style:font-weight-complex="normal"/>
    </style:style>
    <style:style style:name="P7" style:family="paragraph" style:parent-style-name="Standard" style:list-style-name="L3">
      <style:text-properties fo:font-size="14pt" fo:language="zxx" fo:country="none" fo:font-weight="normal" officeooo:rsid="000d1cb9" officeooo:paragraph-rsid="000d1cb9" style:language-asian="zxx" style:country-asian="none" style:font-weight-asian="normal" style:language-complex="zxx" style:country-complex="none" style:font-weight-complex="normal"/>
    </style:style>
    <style:style style:name="P8" style:family="paragraph" style:parent-style-name="Standard">
      <style:text-properties fo:font-size="14pt" fo:language="zxx" fo:country="none" fo:font-weight="normal" officeooo:rsid="000dacca" officeooo:paragraph-rsid="000f9c89" style:language-asian="zxx" style:country-asian="none" style:font-weight-asian="normal" style:language-complex="zxx" style:country-complex="none" style:font-weight-complex="normal"/>
    </style:style>
    <style:style style:name="P9" style:family="paragraph" style:parent-style-name="Standard">
      <style:text-properties fo:font-size="14pt" fo:language="zxx" fo:country="none" fo:font-weight="normal" officeooo:rsid="001152eb" officeooo:paragraph-rsid="001152eb" style:language-asian="zxx" style:country-asian="none" style:font-weight-asian="normal" style:language-complex="zxx" style:country-complex="none" style:font-weight-complex="normal"/>
    </style:style>
    <style:style style:name="P10" style:family="paragraph" style:parent-style-name="Standard">
      <style:text-properties fo:font-size="14pt" fo:language="zxx" fo:country="none" fo:font-weight="normal" officeooo:rsid="0013377f" officeooo:paragraph-rsid="0013377f" style:language-asian="zxx" style:country-asian="none" style:font-weight-asian="normal" style:language-complex="zxx" style:country-complex="none" style:font-weight-complex="normal"/>
    </style:style>
    <style:style style:name="P11" style:family="paragraph" style:parent-style-name="Standard">
      <style:text-properties fo:font-size="14pt" fo:language="zxx" fo:country="none" fo:font-weight="normal" officeooo:rsid="0016f360" officeooo:paragraph-rsid="00172fc4" style:language-asian="zxx" style:country-asian="none" style:font-weight-asian="normal" style:language-complex="zxx" style:country-complex="none" style:font-weight-complex="normal"/>
    </style:style>
    <style:style style:name="P12" style:family="paragraph" style:parent-style-name="Standard">
      <style:text-properties fo:font-size="14pt" fo:language="zxx" fo:country="none" fo:font-style="normal" style:text-underline-style="none" fo:font-weight="normal" officeooo:rsid="0018ac3e" officeooo:paragraph-rsid="0018ac3e" style:language-asian="zxx" style:country-asian="none" style:font-style-asian="normal" style:font-weight-asian="normal" style:language-complex="zxx" style:country-complex="none" style:font-style-complex="normal" style:font-weight-complex="normal"/>
    </style:style>
    <style:style style:name="T1" style:family="text">
      <style:text-properties officeooo:rsid="000f9c89"/>
    </style:style>
    <style:style style:name="T2" style:family="text">
      <style:text-properties style:font-name="Liberation Serif" fo:font-style="normal" officeooo:rsid="00d710f1" style:font-size-asian="12pt" style:font-style-asian="normal" style:font-size-complex="12pt" style:font-style-complex="normal"/>
    </style:style>
    <style:style style:name="T3" style:family="text">
      <style:text-properties style:font-name="Liberation Serif" fo:font-style="normal" officeooo:rsid="00e741d1" style:font-size-asian="12pt" style:font-style-asian="normal" style:font-size-complex="12pt" style:font-style-complex="normal"/>
    </style:style>
    <style:style style:name="T4" style:family="text">
      <style:text-properties style:font-name="Liberation Serif" fo:font-style="normal" officeooo:rsid="000f9c89" style:font-size-asian="12pt" style:font-style-asian="normal" style:font-size-complex="12pt" style:font-style-complex="normal"/>
    </style:style>
    <style:style style:name="T5" style:family="text">
      <style:text-properties style:font-name="Liberation Serif" fo:font-style="normal" officeooo:rsid="01450bbe" style:font-size-asian="12pt" style:font-style-asian="normal" style:font-size-complex="12pt" style:font-style-complex="normal"/>
    </style:style>
    <style:style style:name="T6" style:family="text">
      <style:text-properties style:font-name="Liberation Serif" fo:font-style="normal" officeooo:rsid="0146d758" style:font-size-asian="12pt" style:font-style-asian="normal" style:font-size-complex="12pt" style:font-style-complex="normal"/>
    </style:style>
    <style:style style:name="T7" style:family="text">
      <style:text-properties style:font-name="Liberation Serif" fo:font-style="normal" officeooo:rsid="01473023" style:font-size-asian="12pt" style:font-style-asian="normal" style:font-size-complex="12pt" style:font-style-complex="normal"/>
    </style:style>
    <style:style style:name="T8" style:family="text">
      <style:text-properties style:font-name="Liberation Serif" fo:font-style="italic" officeooo:rsid="00d710f1" style:font-size-asian="12pt" style:font-style-asian="italic" style:font-size-complex="12pt" style:font-style-complex="italic"/>
    </style:style>
    <style:style style:name="T9" style:family="text">
      <style:text-properties style:font-name="Liberation Serif" fo:font-size="16pt"/>
    </style:style>
    <style:style style:name="T10" style:family="text">
      <style:text-properties style:font-name="Liberation Serif" fo:font-size="16pt" officeooo:rsid="00172fc4"/>
    </style:style>
    <style:style style:name="T11" style:family="text">
      <style:text-properties officeooo:rsid="001293eb"/>
    </style:style>
    <style:style style:name="T12" style:family="text">
      <style:text-properties officeooo:rsid="0013c974"/>
    </style:style>
    <style:style style:name="T13" style:family="text">
      <style:text-properties officeooo:rsid="00198ba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mande prima intercorso Carpentieri</text:p>
      <text:p text:style-name="P1">Turno dispari:</text:p>
      <text:list xml:id="list1969241737" text:style-name="L1">
        <text:list-item>
          <text:p text:style-name="P5">Esercizio sul diagramma di Gantt con algoritmo sjf.</text:p>
        </text:list-item>
        <text:list-item>
          <text:p text:style-name="P5">Algoritmo di Peterson.</text:p>
        </text:list-item>
        <text:list-item>
          <text:p text:style-name="P5">Struttura della tabella delle pagine.</text:p>
        </text:list-item>
      </text:list>
      <text:p text:style-name="P1">Turno pari:</text:p>
      <text:list xml:id="list3864956683" text:style-name="L2">
        <text:list-item>
          <text:p text:style-name="P6">Esercizio sul diagramma di Gantt con algoritmo sjf.</text:p>
        </text:list-item>
        <text:list-item>
          <text:p text:style-name="P6">Memoria contigua.</text:p>
        </text:list-item>
        <text:list-item>
          <text:p text:style-name="P6">Monitor.</text:p>
        </text:list-item>
      </text:list>
      <text:p text:style-name="P1">Codice:</text:p>
      <text:list xml:id="list83353437" text:style-name="L3">
        <text:list-item>
          <text:p text:style-name="P7">Un processo crea due figli, aspettandone la terminazione e stampandone i rispettivi pid. Il primo figlio stampa il proprio pid e poi stampa i numeri tra 1 e 5000 inclusi, mentre il secondo figlio stampa per 5000 volte il pid del padre e poi esegue il comando 'ls'.</text:p>
        </text:list-item>
      </text:list>
      <text:p text:style-name="P2"/>
      <text:p text:style-name="P2"/>
      <text:p text:style-name="P3">Algoritmo di Peterson:</text:p>
      <text:p text:style-name="P8">L'algoritmo di Peterson fornisce una soluzione al problema della sincronizzazione di due processi utilizzando una variabile intera condivisa turno ed un vettore di boolean di grandezza due inizializzato a false. <text:span text:style-name="T1">Per quanto riguarda la mutua esclusione, sappiamo che Pi entra in sezione critica solo se pronto[j] è false oppure turno == i. Anche se entrambi i processi fossero pronti ad entrare in sezione critica, uno solo entrerebbe nel while poiché turno può assumere un unico valore per volta. </text:span><text:span text:style-name="T2">Per </text:span><text:span text:style-name="T4">quanto riguarda </text:span><text:span text:style-name="T2">attesa e progresso invece, sappiamo che Pi è </text:span><text:span text:style-name="T4">in busy waiting quando</text:span><text:span text:style-name="T2"> </text:span><text:span text:style-name="T8">pronto[j]==true e turno==j</text:span><text:span text:style-name="T2">. Se Pj non è pronto ad entrare, Pi può farlo, se invece Pj è pronto si controlla di chi sia il turno. Supponendo che entri Pj, al</text:span><text:span text:style-name="T3">l</text:span><text:span text:style-name="T2">'uscita imposterà </text:span><text:span text:style-name="T8">pronto[j]==false</text:span><text:span text:style-name="T2"> e Pi potrà entrare: Pi entra nella sua sezione critica (progresso) al massimo dopo un ingresso da parte di Pj (attesa limitata).</text:span></text:p>
      <text:p text:style-name="P2"/>
      <text:p text:style-name="P3">Struttura della tabella delle pagine:</text:p>
      <text:p text:style-name="P9">Poiché i moderni calcolatori supportano uno spazio di indirizzi logici estremamente grande, la tabella delle pagine non viene allocata come unico grande blocco contiguo ma viene divisa in parti più piccole secondo diverse tecniche, tra cui la paginazione gerarchica. Con questo metodo si effettua una paginazione della tabella delle pagine, ottenendo uno schema a più livelli. <text:span text:style-name="T11">Considerando un indirizzo logico formato da 32bit, si effettua una suddivisione in numero di pagina, cui corrispondono i primi 20bit, e scostamento di pagina, cui corrispondono i restanti 12bit. Poiché la tabella è paginata, il numero di pagina viene suddiviso in due parti da 10bit, di cui la prima è l'indice della tabella di primo livello o esterna, mentre la seconda <text:s/>è lo scostamento all'interno della pagina indicata dalla tabella esterna. Questo metodo prende il nome di tabella delle pagine ad associazione diretta, visto che la traduzione degli indirizzi si svolge dalla tabella esterna verso l'interno.</text:span></text:p>
      <text:p text:style-name="P10">Per architetture oltre i 32bit si utilizza, in genere, la tabella delle pagine di tipo hash, dove l'argomento della funzione hash è il numero della pagina virtuale e le collisioni sono gestite facendo corrispondere ad ogni elemento della tabella una lista <text:soft-page-break/>concatenata. <text:span text:style-name="T12">Ciascun elemento è composto da 3 campi: il numero della pagina virtuale, l'indirizzo del frame corrispondente alla pagina virtuale ed il puntatore all'elemento successivo della lista.</text:span></text:p>
      <text:p text:style-name="P11">Un ultimo metodo consiste nella tabella delle pagine invertita, che ha un elemento per ogni pagina reale ed i cui elementi sono formati dall'indirizzo virtuale della pagina memorizzata in quella reale locazione di memoria, assieme ad informazioni aggiuntive sul processo a cui appartiene tale pagine. Quindi, nel sistema esiste una sola tabella delle pagine che ha un solo elemento per ciascuna pagina di memoria fisica.<text:span text:style-name="T9"> </text:span><text:span text:style-name="T10">C</text:span><text:span text:style-name="T5">iascun indirizzo virtuale è costituito da una tripla (process-id, numero di pagina, offset), mentre gli elementi della tabella sono una coppia (process-id, numero di pagina). </text:span><text:span text:style-name="T6">Quando viene effettuato un riferimento alla memoria, viene preso dall'indirizzo virtuale la coppia (process-id, numero) e si cerca una corrispondenza nella tabella delle pagine invertite. Se viene trovata, si genera l'indirizzo fisico (i, offset), altrimenti è stato tentato un accesso illegale. </text:span><text:span text:style-name="T7">Questo schema riduce l'impiego di memoria, ma aumenta la quantità di tempo necessaria a cercare la tabella.</text:span></text:p>
      <text:p text:style-name="P2"/>
      <text:p text:style-name="P3">Memoria contigua:</text:p>
      <text:p text:style-name="P2"/>
      <text:p text:style-name="P2"/>
      <text:p text:style-name="P3">Monitor:</text:p>
      <text:p text:style-name="P12">Un monitor è un costrutto fondamentale di sincronizzazione ad alto livello che presenta un insieme di operazioni definite dal programmatore e contraddistinte dalla mutua esclusione. Il tipo monitor contiene anche la dichiarazione delle variabili che definiscono lo stato di un’istanza del tipo, oltre ai corpi delle procedure o funzioni che operano su tali variabili. Il costrutto monitor assicura che all’interno di <text:span text:style-name="T13">esso</text:span> possa essere attivo un solo processo alla volta <text:span text:style-name="T13">e, per esprimere tutti le tipologie di schema di rappresentazione, si può usare il costrutto condition. Con le variabili definite con quest'ultimo è possibile eseguire soltanto l'operazione wait(), che sospende il processo che la invoca, e l'operazione signal(), che invece serve a risvegliare un processo e non ha effetti se nessuno è sospes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1T11:59:27.386860679</meta:creation-date>
    <dc:date>2023-12-11T17:30:34.206091341</dc:date>
    <meta:editing-duration>PT1H15M7S</meta:editing-duration>
    <meta:editing-cycles>11</meta:editing-cycles>
    <meta:generator>LibreOffice/7.3.7.2$Linux_X86_64 LibreOffice_project/30$Build-2</meta:generator>
    <meta:document-statistic meta:table-count="0" meta:image-count="0" meta:object-count="0" meta:page-count="2" meta:paragraph-count="20" meta:word-count="740" meta:character-count="4769" meta:non-whitespace-character-count="4055"/>
  </office:meta>
</office:document-meta>
</file>